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.R17" table:end-x="0.5504in" table:end-y="0.1354in" draw:z-index="0" draw:name="Chart 3" draw:style-name="gr1" svg:width="5.0213in" svg:height="2.8039in" svg:x="0.2173in" svg:y="0.0531in">
              <draw:object draw:notify-on-update-of-ranges="Sheet1.A5:Sheet1.A15 Sheet1.B4:Sheet1.B4 Sheet1.B5:Sheet1.B15 Sheet1.C4:Sheet1.C4 Sheet1.C5:Sheet1.C15 Sheet1.D4:Sheet1.D4 Sheet1.D5:Sheet1.D15 Sheet1.E4:Sheet1.E4 Sheet1.E5:Sheet1.E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table:formula="of:=AVERAGE([.B6:.E6])" office:value-type="float" office:value="351">
            <text:p>35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table:formula="of:=AVERAGE([.B7:.E7])" office:value-type="float" office:value="306.25">
            <text:p>306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1">
            <text:p>301</text:p>
          </table:table-cell>
          <table:table-cell office:value-type="float" office:value="300">
            <text:p>300</text:p>
          </table:table-cell>
          <table:table-cell table:formula="of:=AVERAGE([.B8:.E8])" office:value-type="float" office:value="300.5">
            <text:p>300.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9:.E9])" office:value-type="float" office:value="299.25">
            <text:p>299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10:.E10])" office:value-type="float" office:value="299.75">
            <text:p>299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11:.E11])" office:value-type="float" office:value="299.5">
            <text:p>299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99">
            <text:p>299</text:p>
          </table:table-cell>
          <table:table-cell table:formula="of:=AVERAGE([.B12:.E12])" office:value-type="float" office:value="299.5">
            <text:p>299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8">
            <text:p>298</text:p>
          </table:table-cell>
          <table:table-cell table:number-columns-repeated="3" office:value-type="float" office:value="300">
            <text:p>300</text:p>
          </table:table-cell>
          <table:table-cell table:formula="of:=AVERAGE([.B13:.E13])" office:value-type="float" office:value="299.5">
            <text:p>299.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formula="of:=AVERAGE([.B14:.E14])" office:value-type="float" office:value="299.5">
            <text:p>299.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15:.E15])" office:value-type="float" office:value="299.75">
            <text:p>299.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.R33" table:end-x="0.4882in" table:end-y="0.1772in" draw:z-index="1" draw:name="Chart 4" draw:style-name="gr1" svg:width="5.0213in" svg:height="2.8039in" svg:x="0.1551in" svg:y="0.0949in">
              <draw:object draw:notify-on-update-of-ranges="Sheet1.A5:Sheet1.A15 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legend chart:legend-position="end" svg:x="10.808cm" svg:y="2.366cm" chart:style-name="ch2"/>
        <chart:plot-area chart:style-name="ch3" table:cell-range-address="Sheet1.A4:Sheet1.F15" chart:data-source-has-labels="both" svg:x="0.705cm" svg:y="0.703cm" svg:width="9.593cm" svg:height="5.858cm">
          <chartooo:coordinate-region svg:x="1.512cm" svg:y="0.902cm" svg:width="8.599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series chart:style-name="ch11" chart:values-cell-range-address="Sheet1.F5:Sheet1.F15" chart:label-cell-address="Sheet1.F4:Sheet1.F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Four</text:p>
                <draw:g>
                  <svg:desc>Sheet1.E4:Sheet1.E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.75">
                <text:p>299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title svg:x="5.178cm" svg:y="0.277cm" chart:style-name="ch2">
          <text:p>Average</text:p>
        </chart:title>
        <chart:legend chart:legend-position="end" svg:x="10.808cm" svg:y="3.266cm" chart:style-name="ch3"/>
        <chart:plot-area chart:style-name="ch4" table:cell-range-address="Sheet1.A5:Sheet1.A15 Sheet1.F4:Sheet1.F15" chart:data-source-has-labels="both" svg:x="0.705cm" svg:y="1.854cm" svg:width="9.593cm" svg:height="4.707cm">
          <chartooo:coordinate-region svg:x="1.512cm" svg:y="2.053cm" svg:width="8.599cm" svg:height="3.861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.75">
                <text:p>299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